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stroke="dash" draw:stroke-dash="Fine_20_Dashed_20__28_var_29_" draw:fill="none" draw:textarea-vertical-align="middle"/>
    </style:style>
    <style:style style:name="gr3" style:family="graphic" style:parent-style-name="objectwithoutfill">
      <style:graphic-properties draw:stroke="dash" draw:stroke-dash="Fine_20_Dashed_20__28_var_29_" svg:stroke-width="0.051cm" draw:marker-start="Arrowheads_20_2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draw:stroke="solid" draw:stroke-dash="Fine_20_Dashed_20__28_var_29_" svg:stroke-width="0.051cm" svg:stroke-color="#000080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5" style:family="graphic" style:parent-style-name="objectwithoutfill">
      <style:graphic-properties draw:stroke="dash" draw:stroke-dash="Fine_20_Dashed_20__28_var_29_" svg:stroke-width="0.051cm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dash" draw:stroke-dash="Fine_20_Dashed_20__28_var_29_" svg:stroke-width="0.051cm" svg:stroke-color="#000080" draw:marker-start-width="0.276cm" draw:marker-end-width="0.276cm" draw:fill-color="#000080" draw:textarea-vertical-align="middle" draw:auto-grow-height="false" fo:min-height="0.749cm" fo:min-width="0.499cm" fo:padding-top="0.15cm" fo:padding-bottom="0.15cm" fo:padding-left="0.275cm" fo:padding-right="0.275cm"/>
    </style:style>
    <style:style style:name="gr7" style:family="graphic" style:parent-style-name="standard">
      <style:graphic-properties draw:stroke="dash" draw:stroke-dash="Fine_20_Dashed_20__28_var_29_" svg:stroke-width="0.051cm" svg:stroke-color="#800000" draw:marker-start-width="0.276cm" draw:marker-end-width="0.276cm" draw:fill-color="#800000" draw:textarea-vertical-align="middle" draw:auto-grow-height="false" fo:min-height="0.749cm" fo:min-width="0.499cm" fo:padding-top="0.15cm" fo:padding-bottom="0.15cm" fo:padding-left="0.275cm" fo:padding-right="0.275cm"/>
    </style:style>
    <style:style style:name="gr8" style:family="graphic" style:parent-style-name="objectwithoutfill">
      <style:graphic-properties draw:stroke="dash" draw:stroke-dash="Fine_20_Dashed_20__28_var_29_" svg:stroke-width="0.051cm" svg:stroke-color="#000000" draw:marker-start="Arrowheads_20_2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9" style:family="graphic" style:parent-style-name="objectwithoutfill">
      <style:graphic-properties draw:stroke="dash" draw:stroke-dash="Fine_20_Dashed_20__28_var_29_" svg:stroke-width="0.051cm" svg:stroke-color="#800000" draw:marker-start="Arrowheads_20_2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draw:stroke="dash" draw:stroke-dash="Fine_20_Dashed_20__28_var_29_" svg:stroke-color="#800000" draw:marker-start="" draw:marker-end="Arrowheads_20_2" draw:fill-color="#800000" draw:textarea-horizontal-align="justify" draw:textarea-vertical-align="middle" draw:auto-grow-height="false"/>
    </style:style>
    <style:style style:name="gr11" style:family="graphic" style:parent-style-name="objectwithoutfill">
      <style:graphic-properties draw:stroke="solid" draw:stroke-dash="Fine_20_Dashed_20__28_var_29_" svg:stroke-width="0.051cm" svg:stroke-color="#000080" draw:marker-start="Arrowheads_20_2" draw:marker-start-width="0.276cm" draw:marker-end="" draw:marker-end-width="0.376cm" draw:fill="none" draw:textarea-vertical-align="middle" fo:padding-top="0.15cm" fo:padding-bottom="0.15cm" fo:padding-left="0.275cm" fo:padding-right="0.275cm"/>
    </style:style>
    <style:style style:name="gr12" style:family="graphic" style:parent-style-name="standard">
      <style:graphic-properties draw:stroke="dash" draw:stroke-dash="Fine_20_Dashed_20__28_var_29_" svg:stroke-color="#000080" draw:marker-start="" draw:marker-end="Arrowheads_20_2" draw:fill-color="#000080" draw:textarea-horizontal-align="justify" draw:textarea-vertical-align="middle" draw:auto-grow-height="false"/>
    </style:style>
    <style:style style:name="gr13" style:family="graphic" style:parent-style-name="objectwithoutfill">
      <style:graphic-properties draw:stroke="solid" draw:stroke-dash="Fine_20_Dashed_20__28_var_29_" svg:stroke-width="0.051cm" svg:stroke-color="#808000" draw:marker-start="Arrowheads_20_2" draw:marker-start-width="0.276cm" draw:marker-end="" draw:marker-end-width="0.376cm" draw:fill="none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778cm" svg:height="1.397cm" svg:x="8.366cm" svg:y="1.254cm">
          <text:p text:style-name="P1">test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823cm" svg:height="1.397cm" svg:x="15.478cm" svg:y="1.254cm">
          <text:p text:style-name="P1">app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445cm" svg:height="1.397cm" svg:x="21.587cm" svg:y="1.254cm">
          <text:p text:style-name="P2">app</text:p>
          <text:p text:style-name="P2">DB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2.596cm" svg:height="1.396cm" svg:x="18.388cm" svg:y="1.255cm">
          <text:p text:style-name="P2">app<text:line-break/>sessio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2.381cm" svg:height="1.395cm" svg:x="4.589cm" svg:y="1.256cm">
          <text:p text:style-name="P2">test</text:p>
          <text:p text:style-name="P2">session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16.356cm" svg:y1="2.651cm" svg:x2="16.356cm" svg:y2="17.891cm">
          <text:p/>
        </draw:line>
        <draw:line draw:style-name="gr2" draw:text-style-name="P1" draw:layer="layout" svg:x1="19.656cm" svg:y1="2.651cm" svg:x2="19.656cm" svg:y2="17.891cm">
          <text:p/>
        </draw:line>
        <draw:line draw:style-name="gr2" draw:text-style-name="P1" draw:layer="layout" svg:x1="22.756cm" svg:y1="2.651cm" svg:x2="22.756cm" svg:y2="17.891cm">
          <text:p/>
        </draw:line>
        <draw:line draw:style-name="gr2" draw:text-style-name="P1" draw:layer="layout" svg:x1="9.256cm" svg:y1="2.651cm" svg:x2="9.256cm" svg:y2="17.891cm">
          <text:p/>
        </draw:line>
        <draw:line draw:style-name="gr2" draw:text-style-name="P1" draw:layer="layout" svg:x1="5.656cm" svg:y1="2.651cm" svg:x2="5.656cm" svg:y2="10.906cm">
          <text:p/>
        </draw:line>
        <draw:line draw:style-name="gr3" draw:text-style-name="P1" draw:layer="layout" svg:x1="5.7cm" svg:y1="3.513cm" svg:x2="9.256cm" svg:y2="3.513cm">
          <text:p/>
        </draw:line>
        <draw:line draw:style-name="gr4" draw:text-style-name="P1" draw:layer="layout" svg:x1="9.256cm" svg:y1="4.194cm" svg:x2="12.685cm" svg:y2="4.194cm">
          <text:p/>
        </draw:line>
        <draw:line draw:style-name="gr5" draw:text-style-name="P1" draw:layer="layout" svg:x1="22.762cm" svg:y1="4.848cm" svg:x2="16.412cm" svg:y2="4.848cm">
          <text:p/>
        </draw:line>
        <draw:line draw:style-name="gr3" draw:text-style-name="P1" draw:layer="layout" svg:x1="19.587cm" svg:y1="5.429cm" svg:x2="16.412cm" svg:y2="5.429cm">
          <text:p/>
        </draw:line>
        <draw:line draw:style-name="gr4" draw:text-style-name="P1" draw:layer="layout" svg:x1="9.256cm" svg:y1="8.737cm" svg:x2="12.685cm" svg:y2="8.737cm">
          <text:p/>
        </draw:line>
        <draw:custom-shape draw:style-name="gr6" draw:text-style-name="P1" draw:layer="layout" svg:width="1.27cm" svg:height="0.935cm" svg:x="9.432cm" svg:y="2.916cm">
          <text:p/>
          <draw:enhanced-geometry svg:viewBox="0 0 144 122" draw:mirror-vertical="true" draw:type="non-primitive" draw:enhanced-path="M 85 69 C 85 55 97 44 111 44 111 61 111 61 111 61 144 30 144 30 144 30 111 0 111 0 111 0 111 17 111 17 111 17 95 17 81 24 71 35 62 25 48 18 32 18 32 0 32 0 32 0 0 31 0 31 0 31 32 61 32 61 32 61 32 44 32 44 32 44 46 44 58 55 58 69 58 122 58 122 58 122 58 122 58 122 58 122 85 122 85 122 85 122 85 122 85 122 85 122 L 85 69 Z N"/>
        </draw:custom-shape>
        <draw:custom-shape draw:style-name="gr7" draw:text-style-name="P1" draw:layer="layout" svg:width="1.27cm" svg:height="0.935cm" svg:x="14.785cm" svg:y="9.205cm">
          <text:p/>
          <draw:enhanced-geometry svg:viewBox="0 0 144 122" draw:mirror-vertical="true" draw:type="non-primitive" draw:enhanced-path="M 85 69 C 85 55 97 44 111 44 111 61 111 61 111 61 144 30 144 30 144 30 111 0 111 0 111 0 111 17 111 17 111 17 95 17 81 24 71 35 62 25 48 18 32 18 32 0 32 0 32 0 0 31 0 31 0 31 32 61 32 61 32 61 32 44 32 44 32 44 46 44 58 55 58 69 58 122 58 122 58 122 58 122 58 122 58 122 85 122 85 122 85 122 85 122 85 122 85 122 L 85 69 Z N"/>
        </draw:custom-shape>
        <draw:line draw:style-name="gr8" draw:text-style-name="P1" draw:layer="layout" svg:x1="19.588cm" svg:y1="9.329cm" svg:x2="16.413cm" svg:y2="9.329cm">
          <text:p/>
        </draw:line>
        <draw:line draw:style-name="gr9" draw:text-style-name="P1" draw:layer="layout" svg:x1="22.762cm" svg:y1="9.848cm" svg:x2="16.412cm" svg:y2="9.848cm">
          <text:p/>
        </draw:line>
        <draw:line draw:style-name="gr3" draw:text-style-name="P1" draw:layer="layout" svg:x1="9.256cm" svg:y1="10.88cm" svg:x2="5.7cm" svg:y2="10.88cm">
          <text:p/>
        </draw:line>
        <draw:custom-shape draw:style-name="gr10" draw:text-style-name="P1" draw:layer="layout" svg:width="3.429cm" svg:height="0.77cm" svg:x="9.256cm" svg:y="10.785cm">
          <text:p/>
          <draw:enhanced-geometry svg:viewBox="0 0 21600 21600" draw:text-areas="?f0 0 ?f4 21600" draw:type="left-right-arrow-callout" draw:modifiers="5400 5500 2700 8100" draw:enhanced-path="M ?f0 0 L ?f4 0 ?f4 ?f3 ?f6 ?f3 ?f6 ?f1 21600 10800 ?f6 ?f5 ?f6 ?f7 ?f4 ?f7 ?f4 21600 ?f0 21600 ?f0 ?f7 ?f2 ?f7 ?f2 ?f5 0 10800 ?f2 ?f1 ?f2 ?f3 ?f0 ?f3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0 "/>
            <draw:equation draw:name="f5" draw:formula="21600-?f1 "/>
            <draw:equation draw:name="f6" draw:formula="21600-?f2 "/>
            <draw:equation draw:name="f7" draw:formula="21600-?f3 "/>
            <draw:handle draw:handle-position="$0 top" draw:handle-range-x-minimum="$2" draw:handle-range-x-maximum="10800"/>
            <draw:handle draw:handle-position="$2 $3" draw:handle-range-x-minimum="0" draw:handle-range-x-maximum="$0" draw:handle-range-y-minimum="$1" draw:handle-range-y-maximum="10800"/>
            <draw:handle draw:handle-position="left $1" draw:handle-range-y-minimum="0" draw:handle-range-y-maximum="$3"/>
          </draw:enhanced-geometry>
        </draw:custom-shape>
        <draw:custom-shape draw:style-name="gr1" draw:text-style-name="P1" draw:layer="layout" svg:width="2.713cm" svg:height="1.397cm" svg:x="11.622cm" svg:y="1.254cm">
          <text:p text:style-name="P1">browser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2.757cm" svg:y1="2.651cm" svg:x2="12.757cm" svg:y2="17.891cm">
          <text:p/>
        </draw:line>
        <draw:line draw:style-name="gr4" draw:text-style-name="P1" draw:layer="layout" svg:x1="12.857cm" svg:y1="4.194cm" svg:x2="16.286cm" svg:y2="4.194cm">
          <text:p/>
        </draw:line>
        <draw:line draw:style-name="gr4" draw:text-style-name="P1" draw:layer="layout" svg:x1="12.857cm" svg:y1="8.737cm" svg:x2="16.286cm" svg:y2="8.737cm">
          <text:p/>
        </draw:line>
        <draw:line draw:style-name="gr11" draw:text-style-name="P1" draw:layer="layout" svg:x1="12.858cm" svg:y1="6.037cm" svg:x2="16.287cm" svg:y2="6.037cm">
          <text:p/>
        </draw:line>
        <draw:custom-shape draw:style-name="gr12" draw:text-style-name="P1" draw:layer="layout" svg:width="3.429cm" svg:height="0.77cm" svg:x="9.257cm" svg:y="6.085cm">
          <text:p/>
          <draw:enhanced-geometry svg:viewBox="0 0 21600 21600" draw:mirror-horizontal="false" draw:mirror-vertical="false" draw:text-areas="?f0 0 ?f4 21600" draw:type="left-right-arrow-callout" draw:modifiers="5400 5500 2700 8100" draw:enhanced-path="M ?f0 0 L ?f4 0 ?f4 ?f3 ?f6 ?f3 ?f6 ?f1 21600 10800 ?f6 ?f5 ?f6 ?f7 ?f4 ?f7 ?f4 21600 ?f0 21600 ?f0 ?f7 ?f2 ?f7 ?f2 ?f5 0 10800 ?f2 ?f1 ?f2 ?f3 ?f0 ?f3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0 "/>
            <draw:equation draw:name="f5" draw:formula="21600-?f1 "/>
            <draw:equation draw:name="f6" draw:formula="21600-?f2 "/>
            <draw:equation draw:name="f7" draw:formula="21600-?f3 "/>
            <draw:handle draw:handle-position="$0 top" draw:handle-range-x-minimum="$2" draw:handle-range-x-maximum="10800"/>
            <draw:handle draw:handle-position="$2 $3" draw:handle-range-x-minimum="0" draw:handle-range-x-maximum="$0" draw:handle-range-y-minimum="$1" draw:handle-range-y-maximum="10800"/>
            <draw:handle draw:handle-position="left $1" draw:handle-range-y-minimum="0" draw:handle-range-y-maximum="$3"/>
          </draw:enhanced-geometry>
        </draw:custom-shape>
        <draw:custom-shape draw:style-name="gr6" draw:text-style-name="P1" draw:layer="layout" svg:width="1.27cm" svg:height="0.935cm" svg:x="9.432cm" svg:y="7.417cm">
          <text:p/>
          <draw:enhanced-geometry svg:viewBox="0 0 144 122" draw:mirror-vertical="true" draw:type="non-primitive" draw:enhanced-path="M 85 69 C 85 55 97 44 111 44 111 61 111 61 111 61 144 30 144 30 144 30 111 0 111 0 111 0 111 17 111 17 111 17 95 17 81 24 71 35 62 25 48 18 32 18 32 0 32 0 32 0 0 31 0 31 0 31 32 61 32 61 32 61 32 44 32 44 32 44 46 44 58 55 58 69 58 122 58 122 58 122 58 122 58 122 58 122 85 122 85 122 85 122 85 122 85 122 85 122 L 85 69 Z N"/>
        </draw:custom-shape>
        <draw:custom-shape draw:style-name="gr6" draw:text-style-name="P1" draw:layer="layout" svg:width="1.27cm" svg:height="0.935cm" svg:x="14.832cm" svg:y="4.718cm">
          <text:p/>
          <draw:enhanced-geometry svg:viewBox="0 0 144 122" draw:mirror-vertical="true" draw:type="non-primitive" draw:enhanced-path="M 85 69 C 85 55 97 44 111 44 111 61 111 61 111 61 144 30 144 30 144 30 111 0 111 0 111 0 111 17 111 17 111 17 95 17 81 24 71 35 62 25 48 18 32 18 32 0 32 0 32 0 0 31 0 31 0 31 32 61 32 61 32 61 32 44 32 44 32 44 46 44 58 55 58 69 58 122 58 122 58 122 58 122 58 122 58 122 85 122 85 122 85 122 85 122 85 122 85 122 L 85 69 Z N"/>
        </draw:custom-shape>
        <draw:line draw:style-name="gr13" draw:text-style-name="P1" draw:layer="layout" svg:x1="12.859cm" svg:y1="10.637cm" svg:x2="16.288cm" svg:y2="10.637cm">
          <text:p/>
        </draw:line>
        <draw:line draw:style-name="gr3" draw:text-style-name="P1" draw:layer="layout" svg:x1="9.257cm" svg:y1="6.28cm" svg:x2="5.701cm" svg:y2="6.28cm">
          <text:p/>
        </draw:line>
        <draw:line draw:style-name="gr3" draw:text-style-name="P1" draw:layer="layout" svg:x1="9.258cm" svg:y1="7.68cm" svg:x2="5.702cm" svg:y2="7.68cm">
          <text:p/>
        </draw:line>
        <draw:custom-shape draw:style-name="gr1" draw:text-style-name="P1" draw:layer="layout" svg:width="2.381cm" svg:height="1.395cm" svg:x="4.59cm" svg:y="12.156cm">
          <text:p text:style-name="P2">new test</text:p>
          <text:p text:style-name="P2">session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5.656cm" svg:y1="13.551cm" svg:x2="5.656cm" svg:y2="17.891cm">
          <text:p/>
        </draw:line>
        <draw:line draw:style-name="gr3" draw:text-style-name="P1" draw:layer="layout" svg:x1="5.7cm" svg:y1="14.413cm" svg:x2="9.256cm" svg:y2="14.413cm">
          <text:p/>
        </draw:line>
        <draw:line draw:style-name="gr4" draw:text-style-name="P1" draw:layer="layout" svg:x1="9.256cm" svg:y1="15.094cm" svg:x2="12.685cm" svg:y2="15.094cm">
          <text:p/>
        </draw:line>
        <draw:line draw:style-name="gr5" draw:text-style-name="P1" draw:layer="layout" svg:x1="22.762cm" svg:y1="15.748cm" svg:x2="16.412cm" svg:y2="15.748cm">
          <text:p/>
        </draw:line>
        <draw:line draw:style-name="gr3" draw:text-style-name="P1" draw:layer="layout" svg:x1="19.587cm" svg:y1="16.329cm" svg:x2="16.412cm" svg:y2="16.329cm">
          <text:p/>
        </draw:line>
        <draw:custom-shape draw:style-name="gr6" draw:text-style-name="P1" draw:layer="layout" svg:width="1.27cm" svg:height="0.935cm" svg:x="9.432cm" svg:y="13.816cm">
          <text:p/>
          <draw:enhanced-geometry svg:viewBox="0 0 144 122" draw:mirror-vertical="true" draw:type="non-primitive" draw:enhanced-path="M 85 69 C 85 55 97 44 111 44 111 61 111 61 111 61 144 30 144 30 144 30 111 0 111 0 111 0 111 17 111 17 111 17 95 17 81 24 71 35 62 25 48 18 32 18 32 0 32 0 32 0 0 31 0 31 0 31 32 61 32 61 32 61 32 44 32 44 32 44 46 44 58 55 58 69 58 122 58 122 58 122 58 122 58 122 58 122 85 122 85 122 85 122 85 122 85 122 85 122 L 85 69 Z N"/>
        </draw:custom-shape>
        <draw:line draw:style-name="gr3" draw:text-style-name="P1" draw:layer="layout" svg:x1="9.256cm" svg:y1="17.08cm" svg:x2="5.7cm" svg:y2="17.08cm">
          <text:p/>
        </draw:line>
        <draw:custom-shape draw:style-name="gr10" draw:text-style-name="P1" draw:layer="layout" svg:width="3.429cm" svg:height="0.77cm" svg:x="9.256cm" svg:y="16.985cm">
          <text:p/>
          <draw:enhanced-geometry svg:viewBox="0 0 21600 21600" draw:text-areas="?f0 0 ?f4 21600" draw:type="left-right-arrow-callout" draw:modifiers="5400 5500 2700 8100" draw:enhanced-path="M ?f0 0 L ?f4 0 ?f4 ?f3 ?f6 ?f3 ?f6 ?f1 21600 10800 ?f6 ?f5 ?f6 ?f7 ?f4 ?f7 ?f4 21600 ?f0 21600 ?f0 ?f7 ?f2 ?f7 ?f2 ?f5 0 10800 ?f2 ?f1 ?f2 ?f3 ?f0 ?f3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0 "/>
            <draw:equation draw:name="f5" draw:formula="21600-?f1 "/>
            <draw:equation draw:name="f6" draw:formula="21600-?f2 "/>
            <draw:equation draw:name="f7" draw:formula="21600-?f3 "/>
            <draw:handle draw:handle-position="$0 top" draw:handle-range-x-minimum="$2" draw:handle-range-x-maximum="10800"/>
            <draw:handle draw:handle-position="$2 $3" draw:handle-range-x-minimum="0" draw:handle-range-x-maximum="$0" draw:handle-range-y-minimum="$1" draw:handle-range-y-maximum="10800"/>
            <draw:handle draw:handle-position="left $1" draw:handle-range-y-minimum="0" draw:handle-range-y-maximum="$3"/>
          </draw:enhanced-geometry>
        </draw:custom-shape>
        <draw:line draw:style-name="gr4" draw:text-style-name="P1" draw:layer="layout" svg:x1="12.857cm" svg:y1="15.094cm" svg:x2="16.286cm" svg:y2="15.094cm">
          <text:p/>
        </draw:line>
        <draw:line draw:style-name="gr11" draw:text-style-name="P1" draw:layer="layout" svg:x1="12.858cm" svg:y1="16.937cm" svg:x2="16.287cm" svg:y2="16.937cm">
          <text:p/>
        </draw:line>
        <draw:custom-shape draw:style-name="gr6" draw:text-style-name="P1" draw:layer="layout" svg:width="1.27cm" svg:height="0.935cm" svg:x="14.832cm" svg:y="15.618cm">
          <text:p/>
          <draw:enhanced-geometry svg:viewBox="0 0 144 122" draw:mirror-vertical="true" draw:type="non-primitive" draw:enhanced-path="M 85 69 C 85 55 97 44 111 44 111 61 111 61 111 61 144 30 144 30 144 30 111 0 111 0 111 0 111 17 111 17 111 17 95 17 81 24 71 35 62 25 48 18 32 18 32 0 32 0 32 0 0 31 0 31 0 31 32 61 32 61 32 61 32 44 32 44 32 44 46 44 58 55 58 69 58 122 58 122 58 122 58 122 58 122 58 122 85 122 85 122 85 122 85 122 85 122 85 122 L 85 69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Arrowheads_20_2" draw:display-name="Arrowheads 2" svg:viewBox="0 0 1321 3493" svg:d="m1321 3493h-1321l702-3493z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Peter Kehl</meta:initial-creator>
    <meta:creation-date>2013-07-11T13:26:11</meta:creation-date>
    <dc:date>2013-07-12T08:12:12</dc:date>
    <dc:creator>Peter Kehl</dc:creator>
    <meta:editing-duration>PT5H3M45S</meta:editing-duration>
    <meta:editing-cycles>11</meta:editing-cycles>
    <meta:generator>LibreOffice/3.4$Unix LibreOffice_project/340m1$Build-502</meta:generator>
    <meta:document-statistic meta:object-count="44"/>
  </office:meta>
</office:document-meta>
</file>